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4db" officeooo:paragraph-rsid="000964db"/>
    </style:style>
    <style:style style:name="P2" style:family="paragraph" style:parent-style-name="Standard">
      <style:text-properties fo:font-size="22pt" fo:font-weight="bold" officeooo:rsid="000964db" officeooo:paragraph-rsid="000964db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8pt" officeooo:rsid="000964db" officeooo:paragraph-rsid="000964db" style:font-size-asian="18pt" style:font-size-complex="18pt"/>
    </style:style>
    <style:style style:name="P4" style:family="paragraph" style:parent-style-name="Standard">
      <style:text-properties fo:font-size="18pt" fo:font-weight="bold" officeooo:rsid="000964db" officeooo:paragraph-rsid="000964db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officeooo:rsid="000964db" officeooo:paragraph-rsid="000964db" style:font-size-asian="12pt" style:font-size-complex="12pt"/>
    </style:style>
    <style:style style:name="P6" style:family="paragraph" style:parent-style-name="Standard">
      <style:text-properties fo:font-size="12pt" fo:font-weight="bold" officeooo:rsid="000964db" officeooo:paragraph-rsid="000964db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officeooo:rsid="000964db" officeooo:paragraph-rsid="000964db" style:font-size-asian="12pt" style:font-size-complex="12pt"/>
    </style:style>
    <style:style style:name="P8" style:family="paragraph" style:parent-style-name="Standard">
      <style:text-properties fo:font-size="12pt" officeooo:rsid="000964db" officeooo:paragraph-rsid="000cde8b" style:font-size-asian="12pt" style:font-size-complex="12pt"/>
    </style:style>
    <style:style style:name="T1" style:family="text">
      <style:text-properties officeooo:rsid="000c88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m命令、操作、快捷键全集</text:p>
      <text:p text:style-name="P4"/>
      <text:p text:style-name="P4">命令历史</text:p>
      <text:p text:style-name="P5"><text:tab/>以：和/开头的命令都有历史纪录，可以首先键入:或/然后按上下箭头来选择某个历史命令</text:p>
      <text:p text:style-name="P3"/>
      <text:p text:style-name="P4">启动Vim</text:p>
      <text:p text:style-name="P5"><text:tab/>在命令行窗口中输入以下命令即可：</text:p>
      <text:p text:style-name="P5"><text:tab/>直接启动vim<text:tab/><text:tab/>vim </text:p>
      <text:p text:style-name="P5"><text:tab/>打开vim并创建名为filename的文件<text:tab/>vim filename </text:p>
      <text:p text:style-name="P1"/>
      <text:p text:style-name="P4">文件命令</text:p>
      <text:p text:style-name="P5"><text:tab/>打开单个文件 <text:tab/><text:tab/>vim file</text:p>
      <text:p text:style-name="P5"><text:tab/>同时打开多个文件<text:tab/>vim file1 file2 file3 ...</text:p>
      <text:p text:style-name="P5"><text:tab/>在vim窗口中打开一个新文件<text:tab/>:open file</text:p>
      <text:p text:style-name="P5"><text:tab/>在新窗口中打开文件<text:tab/>:split file</text:p>
      <text:p text:style-name="P5"><text:tab/>切换到下一个文件<text:tab/>:bn</text:p>
      <text:p text:style-name="P5"><text:tab/>切换到上一个文件<text:tab/>:bp</text:p>
      <text:p text:style-name="P5"><text:tab/>查看当前打开的文件列表，当前正在编辑的文件会用[]括起来<text:tab/>:args</text:p>
      <text:p text:style-name="P5"><text:tab/>打开远程文件，比如ftp或者share folder：</text:p>
      <text:p text:style-name="P5"><text:tab/>:e ftp://192.168.10.76/abc.txt</text:p>
      <text:p text:style-name="P5"><text:tab/>:e \qadrive<text:tab/>est.txt</text:p>
      <text:p text:style-name="P6"/>
      <text:p text:style-name="P4">Vim的模式</text:p>
      <text:p text:style-name="P5"><text:tab/>正常模式（按Esc或Ctrl+[进入），左下角显示文件名或为空</text:p>
      <text:p text:style-name="P5"><text:tab/>插入模式（按i键进入），左下角显示--INSERT--</text:p>
      <text:p text:style-name="P5"><text:tab/>可视模式（按v键进入），左下角显--VISUAL--</text:p>
      <text:p text:style-name="P4"/>
      <text:p text:style-name="P4">导航命令</text:p>
      <text:p text:style-name="P5"><text:tab/>%<text:tab/>括号匹配</text:p>
      <text:p text:style-name="P1"/>
      <text:p text:style-name="P4">插入命令</text:p>
      <text:p text:style-name="P5"><text:tab/>i<text:tab/>在当前位置生前插入</text:p>
      <text:p text:style-name="P5"><text:tab/>I <text:tab/>在当前行首插入</text:p>
      <text:p text:style-name="P5"><text:tab/>a <text:tab/>在当前位置后插入</text:p>
      <text:p text:style-name="P5"><text:tab/>A<text:tab/> 在当前行尾插入</text:p>
      <text:p text:style-name="P5"><text:tab/>o<text:tab/> 在当前行之后插入一行</text:p>
      <text:p text:style-name="P5"><text:tab/>O<text:tab/> 在当前行之前插入一行</text:p>
      <text:p text:style-name="P4"><text:soft-page-break/></text:p>
      <text:p text:style-name="P4">查找命令</text:p>
      <text:p text:style-name="P5"><text:tab/>/text<text:tab/><text:tab/>查找text，按n健查找下一个，按N健查找前一个</text:p>
      <text:p text:style-name="P5"><text:tab/>?text<text:tab/><text:tab/>查找text，反向查找，按n健查找下一个，按N健查找前一个</text:p>
      <text:p text:style-name="P5"><text:tab/>vim中有一些特殊字符在查找时需要转义，例如<text:tab/>.*[]^%/?~$</text:p>
      <text:p text:style-name="P5"><text:tab/>:set ignorecase<text:tab/><text:tab/>忽略大小写的查找</text:p>
      <text:p text:style-name="P5"><text:tab/>:set noignorecase<text:tab/><text:tab/>不忽略大小写的查找</text:p>
      <text:p text:style-name="P5"><text:tab/>查找很长的词，如果一个词很长，键入麻烦，可以将光标移动到该词上，按*或#键即可以该单词进行搜索，相当于/搜索。而#命令相当于?搜索</text:p>
      <text:p text:style-name="P5"><text:tab/>:set hlsearch<text:tab/><text:tab/>高亮搜索结果，所有结果都高亮显示，而不是只显示一个匹配。</text:p>
      <text:p text:style-name="P5"><text:tab/>:set nohlsearch<text:tab/>关闭高亮搜索显示</text:p>
      <text:p text:style-name="P5"><text:tab/>:nohlsearch<text:tab/><text:tab/>关闭当前的高亮显示，如果再次搜索或者按下n或N键，则会再次高亮</text:p>
      <text:p text:style-name="P5"><text:tab/>:set incsearch<text:tab/>逐步搜索模式，对当前键入的字符进行搜索而不必等待键入完成</text:p>
      <text:p text:style-name="P5"><text:tab/>:set wrapscan<text:tab/>重新搜索，在搜索到文件头或尾时，返回继续搜索，默认开启</text:p>
      <text:p text:style-name="P4"/>
      <text:p text:style-name="P4">替换命令</text:p>
      <text:p text:style-name="P5"><text:tab/>r_<text:tab/>将当前字符替换为_，当期字符即光标所在字符</text:p>
      <text:p text:style-name="P5"><text:tab/>s/old/new/ <text:tab/><text:tab/>用old替换new，替换当前行的第一个匹配</text:p>
      <text:p text:style-name="P5"><text:tab/>s/old/new/g <text:tab/><text:tab/>用old替换new，替换当前行的所有匹配</text:p>
      <text:p text:style-name="P5"><text:tab/>%s/old/new/ <text:tab/>用old替换new，替换所有行的第一个匹配</text:p>
      <text:p text:style-name="P5"><text:tab/>%s/old/new/g <text:tab/>用old替换new，替换整个文件的所有匹配</text:p>
      <text:p text:style-name="P5"><text:tab/>:10,20 s/^/ <text:s text:c="3"/>/g <text:tab/>在第10行知第20行每行前面加四个空格，用于缩进</text:p>
      <text:p text:style-name="P5"><text:tab/>ddp <text:tab/><text:tab/><text:tab/>交换光标所在行和其下紧邻的一行</text:p>
      <text:p text:style-name="P4"/>
      <text:p text:style-name="P4">移动命令</text:p>
      <text:p text:style-name="P5"><text:tab/>h 左移一个字符</text:p>
      <text:p text:style-name="P5"><text:tab/>l 右移一个字符，这个命令很少用，一般用w代替</text:p>
      <text:p text:style-name="P5"><text:tab/>k 上移一个字符</text:p>
      <text:p text:style-name="P5"><text:tab/>j 下移一个字符</text:p>
      <text:p text:style-name="P5"><text:tab/>以上四个命令可以配合数字使用，比如20j就是向下移动20行，5h就是向左移动5个字符，在Vim中，很多命令都可以配合数字使用，比如删除10个字符10x，在当前位置后插入3个！，3a！，这里的Esc是必须的，否则命令不生效</text:p>
      <text:p text:style-name="P5"/>
      <text:p text:style-name="P5"><text:tab/>w <text:tab/>向前移动一个单词（光标停在单词首部），如果已到行尾，则转至下一行行首。此命令快，可以代替l命令</text:p>
      <text:p text:style-name="P5"><text:tab/>b <text:tab/>向后移动一个单词 2b 向后移动2个单词</text:p>
      <text:p text:style-name="P5"><text:tab/>e<text:tab/>同w，只不过是光标停在单词尾部</text:p>
      <text:p text:style-name="P5"><text:tab/>ge<text:tab/>同b，光标停在单词尾部。</text:p>
      <text:p text:style-name="P5"><text:tab/>^ <text:tab/><text:tab/><text:tab/><text:tab/>移动到本行第一个非空白字符上</text:p>
      <text:p text:style-name="P5"><text:tab/>0（数字0）<text:tab/><text:tab/>移动到本行第一个字符上</text:p>
      <text:p text:style-name="P5"><text:soft-page-break/><text:tab/>$ <text:tab/><text:tab/><text:tab/><text:tab/>移动到行尾 3$ 移动到下面3行的行尾</text:p>
      <text:p text:style-name="P5"><text:tab/>gg <text:tab/><text:tab/><text:tab/><text:tab/>移动到文件头 = [[</text:p>
      <text:p text:style-name="P5"><text:tab/>G（shift + g）<text:tab/>移动到文件尾<text:span text:style-name="T1">=</text:span>]]</text:p>
      <text:p text:style-name="P5"><text:tab/>f（find）<text:tab/><text:tab/>命令也可以用于移动，fx将找到光标后第一个为x的字符，3fd将找到第三个为d的字符</text:p>
      <text:p text:style-name="P5"><text:tab/>F 同f，反向查找</text:p>
      <text:p text:style-name="P5"><text:tab/>Ctrl + e <text:tab/><text:tab/>向下滚动一行</text:p>
      <text:p text:style-name="P5"><text:tab/>Ctrl + y <text:tab/><text:tab/>向上滚动一行</text:p>
      <text:p text:style-name="P5"><text:tab/>Ctrl + d <text:tab/><text:tab/>向下滚动半屏</text:p>
      <text:p text:style-name="P5"><text:tab/>Ctrl + u <text:tab/><text:tab/>向上滚动半屏</text:p>
      <text:p text:style-name="P5"><text:tab/>Ctrl + f <text:tab/><text:tab/>向下滚动一屏</text:p>
      <text:p text:style-name="P5"><text:tab/>Ctrl + b <text:tab/><text:tab/>向上滚动一屏</text:p>
      <text:p text:style-name="P8"><text:tab/>跳到指定行，冒号+行号，回车，比如跳到240行就是 <text:tab/>:240回车；另一个方法是行号+G，比如230G跳到230行</text:p>
      <text:p text:style-name="P6"/>
      <text:p text:style-name="P4">撤销和重做</text:p>
      <text:p text:style-name="P5"><text:tab/>u <text:tab/>撤销（Undo）</text:p>
      <text:p text:style-name="P5"><text:tab/>U <text:tab/>撤销对整行的操作</text:p>
      <text:p text:style-name="P5"><text:tab/>Ctrl + r <text:tab/><text:tab/>重做（Redo），即撤销的撤销</text:p>
      <text:p text:style-name="P4"/>
      <text:p text:style-name="P4">删除命令</text:p>
      <text:p text:style-name="P5"><text:tab/>x<text:tab/><text:tab/>删除当前字符</text:p>
      <text:p text:style-name="P5"><text:tab/>3x<text:tab/><text:tab/>删除当前光标开始向后三个字符</text:p>
      <text:p text:style-name="P5"><text:tab/>X<text:tab/><text:tab/>删除当前字符的前一个字符，X=dh</text:p>
      <text:p text:style-name="P5"><text:tab/>dl<text:tab/><text:tab/>删除当前字符， dl=x</text:p>
      <text:p text:style-name="P5"><text:tab/>dh<text:tab/><text:tab/>删除前一个字符</text:p>
      <text:p text:style-name="P5"><text:tab/>dd<text:tab/><text:tab/>删除当前行</text:p>
      <text:p text:style-name="P5"><text:tab/>dj<text:tab/><text:tab/>删除上一行</text:p>
      <text:p text:style-name="P5"><text:tab/>dk<text:tab/><text:tab/>删除下一行</text:p>
      <text:p text:style-name="P5"><text:tab/>10d <text:tab/>删除当前行开始的10行</text:p>
      <text:p text:style-name="P5"><text:tab/>D<text:tab/><text:tab/>删除当前字符至行尾。D=d$</text:p>
      <text:p text:style-name="P5"><text:tab/>d$<text:tab/><text:tab/>删除当前字符之后的所有字符（本行）</text:p>
      <text:p text:style-name="P5"><text:tab/>kdgg<text:tab/>删除当前行之前所有行（不包括当前行）</text:p>
      <text:p text:style-name="P5"><text:tab/>jdG（jd shift + g） <text:s/><text:tab/><text:tab/>删除当前行之后所有行（不包括当前行）</text:p>
      <text:p text:style-name="P5"><text:tab/>:1,10d<text:tab/><text:tab/>删除1-10行</text:p>
      <text:p text:style-name="P5"><text:tab/>:11,$d<text:tab/><text:tab/>删除11行及以后所有的行</text:p>
      <text:p text:style-name="P5"><text:tab/>:1,$d<text:tab/><text:tab/>删除所有行</text:p>
      <text:p text:style-name="P5"><text:tab/>J(shift + j)　<text:tab/><text:tab/>删除两行之间的空行，实际上是合并两行</text:p>
      <text:p text:style-name="P4"/>
      <text:p text:style-name="P4">拷贝和粘贴</text:p>
      <text:p text:style-name="P8"><text:soft-page-break/><text:tab/>正常模式下按v（逐字）或V（逐行）进入可视模式，然后用jklh命令移动即可选择某些行或字符，再按y即可复制</text:p>
      <text:p text:style-name="P5"><text:tab/>yy <text:tab/><text:tab/>拷贝当前行</text:p>
      <text:p text:style-name="P5"><text:tab/>nyy <text:tab/>拷贝当前后开始的n行，比如2yy拷贝当前行及其下一行</text:p>
      <text:p text:style-name="P5"><text:tab/>p <text:s/><text:tab/><text:tab/>在当前光标后粘贴,如果之前使用了yy命令来复制一行，那么就在当前行的下一行粘贴</text:p>
      <text:p text:style-name="P5"><text:tab/>shift+p <text:tab/>在当前行前粘贴</text:p>
      <text:p text:style-name="P5"><text:tab/>:1,10 co 20 <text:tab/>将1-10行插入到第20行之后</text:p>
      <text:p text:style-name="P5"><text:tab/>:1,$ co $ <text:tab/>将整个文件复制一份并添加到文件尾部</text:p>
      <text:p text:style-name="P5"><text:tab/>ddp<text:tab/><text:tab/>交换当前行和其下一行</text:p>
      <text:p text:style-name="P5"><text:tab/>xp<text:tab/><text:tab/>交换当前字符和其后一个字符</text:p>
      <text:p text:style-name="P3"/>
      <text:p text:style-name="P4">剪切命令</text:p>
      <text:p text:style-name="P5"><text:tab/>正常模式下按v（逐字）或V（逐行）进入可视模式，然后用jklh命令移动即可选择某些行或字符，再按d即可剪切</text:p>
      <text:p text:style-name="P5"><text:tab/>ndd <text:tab/><text:tab/>剪切当前行之后的n行。利用p命令可以对剪切的内容进行粘贴</text:p>
      <text:p text:style-name="P5"><text:tab/>:1,10d <text:tab/><text:tab/>将1-10行剪切。利用p命令可将剪切后的内容进行粘贴</text:p>
      <text:p text:style-name="P5"><text:tab/>:1, 10 m 20 <text:tab/>将第1-10行移动到第20行之后</text:p>
      <text:p text:style-name="P4"/>
      <text:p text:style-name="P4">退出命令</text:p>
      <text:p text:style-name="P5"><text:tab/>:wq <text:tab/>保存并退出</text:p>
      <text:p text:style-name="P5"><text:tab/>ZZ<text:tab/><text:tab/>保存并退出</text:p>
      <text:p text:style-name="P5"><text:tab/>:q! <text:tab/><text:tab/>强制退出并忽略所有更改</text:p>
      <text:p text:style-name="P5"><text:tab/>:e! <text:tab/><text:tab/>放弃所有修改，并打开原来文件</text:p>
      <text:p text:style-name="P6"/>
      <text:p text:style-name="P4">窗口命令</text:p>
      <text:p text:style-name="P5"><text:tab/>:split或new <text:tab/><text:tab/>打开一个新窗口，光标停在顶层的窗口上</text:p>
      <text:p text:style-name="P5"><text:tab/>:split file或:new file 用新窗口打开文件</text:p>
      <text:p text:style-name="P5"><text:tab/>split打开的窗口都是横向的，使用vsplit可以纵向打开窗口</text:p>
      <text:p text:style-name="P5"><text:tab/>Ctrl+ww <text:tab/>移动到下一个窗口</text:p>
      <text:p text:style-name="P5"><text:tab/>Ctrl+wj <text:tab/><text:tab/>移动到下方的窗口</text:p>
      <text:p text:style-name="P5"><text:tab/>Ctrl+wk <text:tab/>移动到上方的窗口</text:p>
      <text:p text:style-name="P6"/>
      <text:p text:style-name="P4">关闭窗口</text:p>
      <text:p text:style-name="P5"><text:tab/>:close <text:tab/>最后一个窗口不能使用此命令，可以防止意外退出vim</text:p>
      <text:p text:style-name="P5"><text:tab/>:q <text:tab/><text:tab/>如果是最后一个被关闭的窗口，那么将退出vim</text:p>
      <text:p text:style-name="P5"><text:tab/>ZZ <text:tab/><text:tab/>保存并退出</text:p>
      <text:p text:style-name="P5"><text:tab/>:only<text:tab/>关闭所有窗口，只保留当前窗口</text:p>
      <text:p text:style-name="P3"/>
      <text:p text:style-name="P4"><text:soft-page-break/>帮助命令</text:p>
      <text:p text:style-name="P5"><text:tab/>:help or F1 <text:tab/><text:tab/>显示整个帮助</text:p>
      <text:p text:style-name="P5"><text:tab/>:help xxx <text:tab/><text:tab/>显示xxx的帮助，比如 :help i, :help CTRL-[（即Ctrl+[的帮助）</text:p>
      <text:p text:style-name="P5"><text:tab/>:help 'number' <text:tab/>Vim选项的帮助用单引号括起</text:p>
      <text:p text:style-name="P5"><text:tab/>:help <text:s/><text:tab/><text:tab/><text:tab/>特殊键的帮助用&lt;&gt;扩起</text:p>
      <text:p text:style-name="P5"><text:tab/>:help -t <text:tab/><text:tab/><text:tab/>Vim启动参数的帮助用-</text:p>
      <text:p text:style-name="P5"><text:tab/>：help i_ <text:tab/><text:tab/>插入模式下Esc的帮助，某个模式下的帮助用模式_主题的模式</text:p>
      <text:p text:style-name="P5"><text:tab/>帮助文件中位于||之间的内容是超链接，可以用Ctrl+]进入链接，Ctrl+o（Ctrl + t）返回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21:16:35.174737217</meta:creation-date>
    <dc:date>2022-07-24T21:58:00.870543150</dc:date>
    <meta:editing-duration>PT14M25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5" meta:paragraph-count="137" meta:word-count="2128" meta:character-count="3195" meta:non-whitespace-character-count="2774"/>
  </office:meta>
</office:document-meta>
</file>